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494936" draw:fill-color="#b7b796" fo:padding-top="-0.05cm" fo:padding-bottom="-0.05cm" fo:padding-left="-0.05cm" fo:padding-right="-0.05cm"/>
    </style:style>
    <style:style style:name="gr2" style:family="graphic" style:parent-style-name="standard">
      <style:graphic-properties svg:stroke-width="0cm" svg:stroke-color="#494936" draw:fill-color="#c9c9b6" fo:padding-top="-0.05cm" fo:padding-bottom="-0.05cm" fo:padding-left="-0.05cm" fo:padding-right="-0.05cm"/>
    </style:style>
    <style:style style:name="gr3" style:family="graphic" style:parent-style-name="standard">
      <style:graphic-properties svg:stroke-width="0cm" svg:stroke-color="#494936" draw:fill-color="#7a7a5a" fo:padding-top="-0.05cm" fo:padding-bottom="-0.05cm" fo:padding-left="-0.05cm" fo:padding-right="-0.05cm"/>
    </style:style>
    <style:style style:name="gr4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5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  <style:style style:name="gr6" style:family="graphic" style:parent-style-name="standard">
      <style:graphic-properties svg:stroke-width="0cm" svg:stroke-color="#000000" draw:fill-color="#000000" fo:padding-top="-0.05cm" fo:padding-bottom="-0.05cm" fo:padding-left="-0.05cm" fo:padding-right="-0.05cm"/>
    </style:style>
    <style:style style:name="gr7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1.503cm" svg:y="-5cm"/>
          <draw:glue-point draw:id="5" svg:x="5cm" svg:y="-5cm"/>
          <draw:glue-point draw:id="6" svg:x="1.749cm" svg:y="-5cm"/>
          <draw:glue-point draw:id="7" svg:x="-5cm" svg:y="5cm"/>
          <draw:glue-point draw:id="8" svg:x="1.503cm" svg:y="5cm"/>
          <draw:glue-point draw:id="9" svg:x="-1.748cm" svg:y="5cm"/>
          <draw:glue-point draw:id="10" svg:x="-5cm" svg:y="-3.33cm"/>
          <draw:glue-point draw:id="11" svg:x="-5cm" svg:y="0.835cm"/>
          <draw:glue-point draw:id="12" svg:x="5cm" svg:y="3.33cm"/>
          <draw:glue-point draw:id="13" svg:x="5cm" svg:y="-0.835cm"/>
          <draw:glue-point draw:id="14" svg:x="0cm" svg:y="0cm"/>
          <draw:polygon draw:style-name="gr1" draw:layer="layout" svg:width="0.621cm" svg:height="1.666cm" svg:x="0cm" svg:y="0.334cm" svg:viewBox="0 0 622 1667" draw:points="0,1667 622,1667 622,0 0,0">
            <text:p/>
          </draw:polygon>
          <draw:polygon draw:style-name="gr2" draw:layer="layout" svg:width="0.955cm" svg:height="0.334cm" svg:x="0cm" svg:y="0cm" svg:viewBox="0 0 956 335" draw:points="956,0 334,0 0,335 621,335">
            <text:p/>
          </draw:polygon>
          <draw:polygon draw:style-name="gr3" draw:layer="layout" svg:width="0.334cm" svg:height="1.999cm" svg:x="0.621cm" svg:y="0cm" svg:viewBox="0 0 335 2000" draw:points="0,333 0,2000 335,1666 335,0">
            <text:p/>
          </draw:polygon>
          <draw:path draw:style-name="gr4" draw:layer="layout" svg:width="0.397cm" svg:height="0.15cm" svg:x="0.117cm" svg:y="1.523cm" svg:viewBox="0 0 398 151" svg:d="m398 75c0 42-90 76-200 76s-198-34-198-76 88-75 198-75 200 33 200 75z">
            <text:p/>
          </draw:path>
          <draw:path draw:style-name="gr5" draw:layer="layout" svg:width="0.397cm" svg:height="0.15cm" svg:x="0.117cm" svg:y="1.523cm" svg:viewBox="0 0 398 151" svg:d="m398 75c0 42-90 76-200 76s-198-34-198-76 88-75 198-75 200 33 200 75">
            <text:p/>
          </draw:path>
          <draw:path draw:style-name="gr6" draw:layer="layout" svg:width="0.119cm" svg:height="0.045cm" svg:x="0.255cm" svg:y="1.571cm" svg:viewBox="0 0 120 46" svg:d="m120 23c0 12-27 23-61 23-33 0-59-11-59-23 0-13 26-23 59-23s61 10 61 23z">
            <text:p/>
          </draw:path>
          <draw:path draw:style-name="gr7" draw:layer="layout" svg:width="0.119cm" svg:height="0.045cm" svg:x="0.255cm" svg:y="1.53cm" svg:viewBox="0 0 120 46" svg:d="m120 23c0 12-27 23-61 23-33 0-59-11-59-23 0-13 26-23 59-23s61 10 61 23z">
            <text:p/>
          </draw:path>
          <draw:path draw:style-name="gr4" draw:layer="layout" svg:width="0.397cm" svg:height="0.15cm" svg:x="0.117cm" svg:y="1.441cm" svg:viewBox="0 0 398 151" svg:d="m398 75c0 42-90 76-200 76s-198-34-198-76 88-75 198-75 200 33 200 75z">
            <text:p/>
          </draw:path>
          <draw:path draw:style-name="gr5" draw:layer="layout" svg:width="0.397cm" svg:height="0.15cm" svg:x="0.117cm" svg:y="1.441cm" svg:viewBox="0 0 398 151" svg:d="m398 75c0 42-90 76-200 76s-198-34-198-76 88-75 198-75 200 33 200 75">
            <text:p/>
          </draw:path>
          <draw:path draw:style-name="gr6" draw:layer="layout" svg:width="0.119cm" svg:height="0.045cm" svg:x="0.255cm" svg:y="1.489cm" svg:viewBox="0 0 120 46" svg:d="m120 23c0 12-27 23-61 23-33 0-59-11-59-23 0-13 26-23 59-23s61 10 61 23z">
            <text:p/>
          </draw:path>
          <draw:path draw:style-name="gr7" draw:layer="layout" svg:width="0.119cm" svg:height="0.045cm" svg:x="0.255cm" svg:y="1.449cm" svg:viewBox="0 0 120 46" svg:d="m120 23c0 12-27 23-61 23-33 0-59-11-59-23 0-13 26-23 59-23s61 10 61 23z">
            <text:p/>
          </draw:path>
          <draw:path draw:style-name="gr4" draw:layer="layout" svg:width="0.397cm" svg:height="0.15cm" svg:x="0.117cm" svg:y="1.359cm" svg:viewBox="0 0 398 151" svg:d="m398 75c0 42-90 76-200 76s-198-34-198-76 88-75 198-75 200 33 200 75z">
            <text:p/>
          </draw:path>
          <draw:path draw:style-name="gr5" draw:layer="layout" svg:width="0.397cm" svg:height="0.15cm" svg:x="0.117cm" svg:y="1.359cm" svg:viewBox="0 0 398 151" svg:d="m398 75c0 42-90 76-200 76s-198-34-198-76 88-75 198-75 200 33 200 75">
            <text:p/>
          </draw:path>
          <draw:path draw:style-name="gr6" draw:layer="layout" svg:width="0.119cm" svg:height="0.045cm" svg:x="0.255cm" svg:y="1.408cm" svg:viewBox="0 0 120 46" svg:d="m120 23c0 12-27 23-61 23-33 0-59-11-59-23 0-13 26-23 59-23s61 10 61 23z">
            <text:p/>
          </draw:path>
          <draw:path draw:style-name="gr4" draw:layer="layout" svg:width="0.397cm" svg:height="0.15cm" svg:x="0.117cm" svg:y="1.196cm" svg:viewBox="0 0 398 151" svg:d="m398 75c0 42-90 76-200 76s-198-34-198-76 88-75 198-75 200 33 200 75z">
            <text:p/>
          </draw:path>
          <draw:path draw:style-name="gr5" draw:layer="layout" svg:width="0.397cm" svg:height="0.15cm" svg:x="0.117cm" svg:y="1.196cm" svg:viewBox="0 0 398 151" svg:d="m398 75c0 42-90 76-200 76s-198-34-198-76 88-75 198-75 200 33 200 75">
            <text:p/>
          </draw:path>
          <draw:path draw:style-name="gr6" draw:layer="layout" svg:width="0.119cm" svg:height="0.045cm" svg:x="0.255cm" svg:y="1.245cm" svg:viewBox="0 0 120 46" svg:d="m120 23c0 12-27 23-61 23-33 0-59-11-59-23 0-13 26-23 59-23s61 10 61 23z">
            <text:p/>
          </draw:path>
          <draw:path draw:style-name="gr7" draw:layer="layout" svg:width="0.119cm" svg:height="0.045cm" svg:x="0.255cm" svg:y="1.204cm" svg:viewBox="0 0 120 46" svg:d="m120 23c0 12-27 23-61 23-33 0-59-11-59-23 0-13 26-23 59-23s61 10 61 23z">
            <text:p/>
          </draw:path>
          <draw:path draw:style-name="gr4" draw:layer="layout" svg:width="0.397cm" svg:height="0.15cm" svg:x="0.117cm" svg:y="1.115cm" svg:viewBox="0 0 398 151" svg:d="m398 75c0 42-90 76-200 76s-198-34-198-76 88-75 198-75 200 33 200 75z">
            <text:p/>
          </draw:path>
          <draw:path draw:style-name="gr5" draw:layer="layout" svg:width="0.397cm" svg:height="0.15cm" svg:x="0.117cm" svg:y="1.115cm" svg:viewBox="0 0 398 151" svg:d="m398 75c0 42-90 76-200 76s-198-34-198-76 88-75 198-75 200 33 200 75">
            <text:p/>
          </draw:path>
          <draw:path draw:style-name="gr6" draw:layer="layout" svg:width="0.119cm" svg:height="0.045cm" svg:x="0.255cm" svg:y="1.163cm" svg:viewBox="0 0 120 46" svg:d="m120 23c0 12-27 23-61 23-33 0-59-11-59-23 0-13 26-23 59-23s61 10 61 23z">
            <text:p/>
          </draw:path>
          <draw:path draw:style-name="gr7" draw:layer="layout" svg:width="0.119cm" svg:height="0.045cm" svg:x="0.255cm" svg:y="1.122cm" svg:viewBox="0 0 120 46" svg:d="m120 23c0 12-27 23-61 23-33 0-59-11-59-23 0-13 26-23 59-23s61 10 61 23z">
            <text:p/>
          </draw:path>
          <draw:path draw:style-name="gr4" draw:layer="layout" svg:width="0.397cm" svg:height="0.15cm" svg:x="0.117cm" svg:y="1.033cm" svg:viewBox="0 0 398 151" svg:d="m398 75c0 42-90 76-200 76s-198-34-198-76 88-75 198-75 200 33 200 75z">
            <text:p/>
          </draw:path>
          <draw:path draw:style-name="gr5" draw:layer="layout" svg:width="0.397cm" svg:height="0.15cm" svg:x="0.117cm" svg:y="1.033cm" svg:viewBox="0 0 398 151" svg:d="m398 75c0 42-90 76-200 76s-198-34-198-76 88-75 198-75 200 33 200 75">
            <text:p/>
          </draw:path>
          <draw:path draw:style-name="gr6" draw:layer="layout" svg:width="0.119cm" svg:height="0.045cm" svg:x="0.255cm" svg:y="1.082cm" svg:viewBox="0 0 120 46" svg:d="m120 23c0 12-27 23-61 23-33 0-59-11-59-23 0-13 26-23 59-23s61 10 61 23z">
            <text:p/>
          </draw:path>
          <draw:path draw:style-name="gr4" draw:layer="layout" svg:width="0.397cm" svg:height="0.15cm" svg:x="0.117cm" svg:y="0.874cm" svg:viewBox="0 0 398 151" svg:d="m398 75c0 42-90 76-200 76s-198-34-198-76 88-75 198-75 200 33 200 75z">
            <text:p/>
          </draw:path>
          <draw:path draw:style-name="gr5" draw:layer="layout" svg:width="0.397cm" svg:height="0.15cm" svg:x="0.117cm" svg:y="0.874cm" svg:viewBox="0 0 398 151" svg:d="m398 75c0 42-90 76-200 76s-198-34-198-76 88-75 198-75 200 33 200 75">
            <text:p/>
          </draw:path>
          <draw:path draw:style-name="gr6" draw:layer="layout" svg:width="0.119cm" svg:height="0.045cm" svg:x="0.255cm" svg:y="0.918cm" svg:viewBox="0 0 120 46" svg:d="m120 23c0 12-27 23-61 23-33 0-59-11-59-23 0-13 26-23 59-23s61 10 61 23z">
            <text:p/>
          </draw:path>
          <draw:path draw:style-name="gr7" draw:layer="layout" svg:width="0.119cm" svg:height="0.045cm" svg:x="0.255cm" svg:y="0.878cm" svg:viewBox="0 0 120 46" svg:d="m120 23c0 12-27 23-61 23-33 0-59-11-59-23 0-13 26-23 59-23s61 10 61 23z">
            <text:p/>
          </draw:path>
          <draw:path draw:style-name="gr4" draw:layer="layout" svg:width="0.397cm" svg:height="0.15cm" svg:x="0.117cm" svg:y="0.789cm" svg:viewBox="0 0 398 151" svg:d="m398 75c0 42-90 76-200 76s-198-34-198-76 88-75 198-75 200 33 200 75z">
            <text:p/>
          </draw:path>
          <draw:path draw:style-name="gr5" draw:layer="layout" svg:width="0.397cm" svg:height="0.15cm" svg:x="0.117cm" svg:y="0.789cm" svg:viewBox="0 0 398 151" svg:d="m398 75c0 42-90 76-200 76s-198-34-198-76 88-75 198-75 200 33 200 75">
            <text:p/>
          </draw:path>
          <draw:path draw:style-name="gr6" draw:layer="layout" svg:width="0.119cm" svg:height="0.045cm" svg:x="0.255cm" svg:y="0.837cm" svg:viewBox="0 0 120 46" svg:d="m120 23c0 12-27 23-61 23-33 0-59-11-59-23 0-13 26-23 59-23s61 10 61 23z">
            <text:p/>
          </draw:path>
          <draw:path draw:style-name="gr7" draw:layer="layout" svg:width="0.119cm" svg:height="0.045cm" svg:x="0.255cm" svg:y="0.796cm" svg:viewBox="0 0 120 46" svg:d="m120 23c0 12-27 23-61 23-33 0-59-11-59-23 0-13 26-23 59-23s61 10 61 23z">
            <text:p/>
          </draw:path>
          <draw:path draw:style-name="gr4" draw:layer="layout" svg:width="0.397cm" svg:height="0.15cm" svg:x="0.117cm" svg:y="0.707cm" svg:viewBox="0 0 398 151" svg:d="m398 75c0 42-90 76-200 76s-198-34-198-76 88-75 198-75 200 33 200 75z">
            <text:p/>
          </draw:path>
          <draw:path draw:style-name="gr5" draw:layer="layout" svg:width="0.397cm" svg:height="0.15cm" svg:x="0.117cm" svg:y="0.707cm" svg:viewBox="0 0 398 151" svg:d="m398 75c0 42-90 76-200 76s-198-34-198-76 88-75 198-75 200 33 200 75">
            <text:p/>
          </draw:path>
          <draw:path draw:style-name="gr6" draw:layer="layout" svg:width="0.119cm" svg:height="0.045cm" svg:x="0.255cm" svg:y="0.755cm" svg:viewBox="0 0 120 46" svg:d="m120 23c0 12-27 23-61 23-33 0-59-11-59-23 0-13 26-23 59-23s61 10 61 2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JBOD</dc:title>
    <meta:creation-date>2011-02-07T16:35:23</meta:creation-date>
    <meta:editing-duration>P0D</meta:editing-duration>
    <meta:editing-cycles>1</meta:editing-cycles>
    <meta:document-statistic meta:object-count="37"/>
    <meta:generator>OpenOffice.org/3.3$Linux OpenOffice.org_project/330m20$Build-9567</meta:generator>
  </office:meta>
</office:document-meta>
</file>